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/>
          <table:table-cell table:style-name="pd1" office:value-type="string" office:value="time">
            <text:p>time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y">
            <text:p>y</text:p>
          </table:table-cell>
          <table:table-cell table:style-name="pd1" office:value-type="string" office:value="Explorer">
            <text:p>Explorer</text:p>
          </table:table-cell>
          <table:table-cell table:style-name="pd1" office:value-type="string" office:value="Terminal">
            <text:p>Terminal</text:p>
          </table:table-cell>
          <table:table-cell table:style-name="pd1" office:value-type="string" office:value="Code">
            <text:p>Code</text:p>
          </table:table-cell>
          <table:table-cell table:style-name="pd1" office:value-type="string" office:value="Engagement">
            <text:p>Engagement</text:p>
          </table:table-cell>
          <table:table-cell table:style-name="pd1" office:value-type="string" office:value="Excitement">
            <text:p>Excitement</text:p>
          </table:table-cell>
          <table:table-cell table:style-name="pd1" office:value-type="string" office:value="Long term excitement">
            <text:p>Long term excitement</text:p>
          </table:table-cell>
          <table:table-cell table:style-name="pd1" office:value-type="string" office:value="Stress/Frustration">
            <text:p>Stress/Frustration</text:p>
          </table:table-cell>
          <table:table-cell table:style-name="pd1" office:value-type="string" office:value="Relaxation">
            <text:p>Relaxation</text:p>
          </table:table-cell>
          <table:table-cell table:style-name="pd1" office:value-type="string" office:value="Interest/Affinity">
            <text:p>Interest/Affinity</text:p>
          </table:table-cell>
          <table:table-cell table:style-name="pd1" office:value-type="string" office:value="Focus">
            <text:p>Focus</text:p>
          </table:table-cell>
          <table:table-cell table:style-name="pd1" office:value-type="string" office:value="Pulse">
            <text:p>Pulse</text:p>
          </table:table-cell>
          <table:table-cell table:style-name="pd1" office:value-type="string" office:value="Bvp">
            <text:p>Bvp</text:p>
          </table:table-cell>
          <table:table-cell table:style-name="pd1" office:value-type="string" office:value="Gsr">
            <text:p>Gsr</text:p>
          </table:table-cell>
          <table:table-cell table:style-name="pd1" office:value-type="string" office:value="Valence">
            <text:p>Valence</text:p>
          </table:table-cell>
          <table:table-cell table:style-name="pd1" office:value-type="string" office:value="Arousal">
            <text:p>Arousal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Gender">
            <text:p>Gender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value="20-05-2023T12-22-52">
            <text:p>20-05-2023T12-22-5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value="20-05-2023T12-22-53">
            <text:p>20-05-2023T12-22-53</text:p>
          </table:table-cell>
          <table:table-cell office:value-type="float" office:value="0.15931834296337155">
            <text:p>0.15931834296337155</text:p>
          </table:table-cell>
          <table:table-cell office:value-type="float" office:value="0.7543326751014188">
            <text:p>0.754332675101418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2204468968065536">
            <text:p>0.2204468968065536</text:p>
          </table:table-cell>
          <table:table-cell office:value-type="float" office:value="0.5935413071053941">
            <text:p>0.5935413071053941</text:p>
          </table:table-cell>
          <table:table-cell office:value-type="float" office:value="0.2666429318654512">
            <text:p>0.2666429318654512</text:p>
          </table:table-cell>
          <table:table-cell office:value-type="float" office:value="0.4985524042936551">
            <text:p>0.4985524042936551</text:p>
          </table:table-cell>
          <table:table-cell office:value-type="float" office:value="0.44738281994298923">
            <text:p>0.44738281994298923</text:p>
          </table:table-cell>
          <table:table-cell office:value-type="float" office:value="0.7263171150718735">
            <text:p>0.7263171150718735</text:p>
          </table:table-cell>
          <table:table-cell office:value-type="float" office:value="0.5260122203311363">
            <text:p>0.5260122203311363</text:p>
          </table:table-cell>
          <table:table-cell office:value-type="float" office:value="73.0">
            <text:p>73.0</text:p>
          </table:table-cell>
          <table:table-cell office:value-type="float" office:value="25.0">
            <text:p>25.0</text:p>
          </table:table-cell>
          <table:table-cell office:value-type="float" office:value="0.1">
            <text:p>0.1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0.0">
            <text:p/>
          </table:table-cell>
          <table:table-cell office:value-type="string" office:value="Male">
            <text:p>Male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value="20-05-2023T12-22-55">
            <text:p>20-05-2023T12-22-55</text:p>
          </table:table-cell>
          <table:table-cell office:value-type="float" office:value="0.7766734896087362">
            <text:p>0.7766734896087362</text:p>
          </table:table-cell>
          <table:table-cell office:value-type="float" office:value="0.30135774994627795">
            <text:p>0.3013577499462779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8193664041250862">
            <text:p>0.8193664041250862</text:p>
          </table:table-cell>
          <table:table-cell office:value-type="float" office:value="0.08030005555674935">
            <text:p>0.08030005555674935</text:p>
          </table:table-cell>
          <table:table-cell office:value-type="float" office:value="0.8169564604470928">
            <text:p>0.8169564604470928</text:p>
          </table:table-cell>
          <table:table-cell office:value-type="float" office:value="0.5267530007090068">
            <text:p>0.5267530007090068</text:p>
          </table:table-cell>
          <table:table-cell office:value-type="float" office:value="0.6530213649549824">
            <text:p>0.6530213649549824</text:p>
          </table:table-cell>
          <table:table-cell office:value-type="float" office:value="0.060119499848381164">
            <text:p>0.060119499848381164</text:p>
          </table:table-cell>
          <table:table-cell office:value-type="float" office:value="0.2673789638722718">
            <text:p>0.2673789638722718</text:p>
          </table:table-cell>
          <table:table-cell office:value-type="float" office:value="82.0">
            <text:p>82.0</text:p>
          </table:table-cell>
          <table:table-cell office:value-type="float" office:value="-25.0">
            <text:p>-25.0</text:p>
          </table:table-cell>
          <table:table-cell office:value-type="float" office:value="0.2">
            <text:p>0.2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string" office:value="Male">
            <text:p>Male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value="20-05-2023T12-22-56">
            <text:p>20-05-2023T12-22-56</text:p>
          </table:table-cell>
          <table:table-cell office:value-type="float" office:value="0.6070802837628348">
            <text:p>0.6070802837628348</text:p>
          </table:table-cell>
          <table:table-cell office:value-type="float" office:value="0.4464495980356755">
            <text:p>0.446449598035675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24768018655524815">
            <text:p>0.24768018655524815</text:p>
          </table:table-cell>
          <table:table-cell office:value-type="float" office:value="0.9982239264061409">
            <text:p>0.9982239264061409</text:p>
          </table:table-cell>
          <table:table-cell office:value-type="float" office:value="0.2830257033976332">
            <text:p>0.2830257033976332</text:p>
          </table:table-cell>
          <table:table-cell office:value-type="float" office:value="0.9175896544765626">
            <text:p>0.9175896544765626</text:p>
          </table:table-cell>
          <table:table-cell office:value-type="float" office:value="0.6464429046271607">
            <text:p>0.6464429046271607</text:p>
          </table:table-cell>
          <table:table-cell office:value-type="float" office:value="0.12905722405618014">
            <text:p>0.12905722405618014</text:p>
          </table:table-cell>
          <table:table-cell office:value-type="float" office:value="0.9057174513093444">
            <text:p>0.9057174513093444</text:p>
          </table:table-cell>
          <table:table-cell office:value-type="float" office:value="74.0">
            <text:p>74.0</text:p>
          </table:table-cell>
          <table:table-cell office:value-type="float" office:value="23.0">
            <text:p>23.0</text:p>
          </table:table-cell>
          <table:table-cell office:value-type="float" office:value="0.2">
            <text:p>0.2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string" office:value="Male">
            <text:p>Male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string" office:value="20-05-2023T12-22-57">
            <text:p>20-05-2023T12-22-57</text:p>
          </table:table-cell>
          <table:table-cell office:value-type="float" office:value="0.2167204384567325">
            <text:p>0.2167204384567325</text:p>
          </table:table-cell>
          <table:table-cell office:value-type="float" office:value="0.5468822933203461">
            <text:p>0.546882293320346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12007294500246513">
            <text:p>0.12007294500246513</text:p>
          </table:table-cell>
          <table:table-cell office:value-type="float" office:value="0.5115058414319643">
            <text:p>0.5115058414319643</text:p>
          </table:table-cell>
          <table:table-cell office:value-type="float" office:value="0.321383751337028">
            <text:p>0.321383751337028</text:p>
          </table:table-cell>
          <table:table-cell office:value-type="float" office:value="0.9750149003307738">
            <text:p>0.9750149003307738</text:p>
          </table:table-cell>
          <table:table-cell office:value-type="float" office:value="0.19319578806498516">
            <text:p>0.19319578806498516</text:p>
          </table:table-cell>
          <table:table-cell office:value-type="float" office:value="0.986474290771261">
            <text:p>0.986474290771261</text:p>
          </table:table-cell>
          <table:table-cell office:value-type="float" office:value="0.8494513107711779">
            <text:p>0.8494513107711779</text:p>
          </table:table-cell>
          <table:table-cell office:value-type="float" office:value="96.0">
            <text:p>96.0</text:p>
          </table:table-cell>
          <table:table-cell office:value-type="float" office:value="-16.0">
            <text:p>-16.0</text:p>
          </table:table-cell>
          <table:table-cell office:value-type="float" office:value="0.2">
            <text:p>0.2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string" office:value="Male">
            <text:p>Male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string" office:value="20-05-2023T12-22-58">
            <text:p>20-05-2023T12-22-58</text:p>
          </table:table-cell>
          <table:table-cell office:value-type="float" office:value="0.7561776140157169">
            <text:p>0.7561776140157169</text:p>
          </table:table-cell>
          <table:table-cell office:value-type="float" office:value="0.12514032248626406">
            <text:p>0.1251403224862640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5614171017532751">
            <text:p>0.5614171017532751</text:p>
          </table:table-cell>
          <table:table-cell office:value-type="float" office:value="0.7486037147901083">
            <text:p>0.7486037147901083</text:p>
          </table:table-cell>
          <table:table-cell office:value-type="float" office:value="0.17050642947240324">
            <text:p>0.17050642947240324</text:p>
          </table:table-cell>
          <table:table-cell office:value-type="float" office:value="0.28786066211952244">
            <text:p>0.28786066211952244</text:p>
          </table:table-cell>
          <table:table-cell office:value-type="float" office:value="0.5534014734072064">
            <text:p>0.5534014734072064</text:p>
          </table:table-cell>
          <table:table-cell office:value-type="float" office:value="0.31747173280561103">
            <text:p>0.31747173280561103</text:p>
          </table:table-cell>
          <table:table-cell office:value-type="float" office:value="0.01907875696573036">
            <text:p>0.01907875696573036</text:p>
          </table:table-cell>
          <table:table-cell office:value-type="float" office:value="91.0">
            <text:p>91.0</text:p>
          </table:table-cell>
          <table:table-cell office:value-type="float" office:value="37.0">
            <text:p>37.0</text:p>
          </table:table-cell>
          <table:table-cell office:value-type="float" office:value="0.2">
            <text:p>0.2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string" office:value="Male">
            <text:p>Male</text:p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string" office:value="20-05-2023T12-22-59">
            <text:p>20-05-2023T12-22-59</text:p>
          </table:table-cell>
          <table:table-cell office:value-type="float" office:value="0.8099381422940317">
            <text:p>0.8099381422940317</text:p>
          </table:table-cell>
          <table:table-cell office:value-type="float" office:value="0.9777594503614423">
            <text:p>0.97775945036144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5504056054867131">
            <text:p>0.5504056054867131</text:p>
          </table:table-cell>
          <table:table-cell office:value-type="float" office:value="0.3423471316415724">
            <text:p>0.3423471316415724</text:p>
          </table:table-cell>
          <table:table-cell office:value-type="float" office:value="0.0554930572123179">
            <text:p>0.0554930572123179</text:p>
          </table:table-cell>
          <table:table-cell office:value-type="float" office:value="0.06829582406125578">
            <text:p>0.06829582406125578</text:p>
          </table:table-cell>
          <table:table-cell office:value-type="float" office:value="0.8384855317826299">
            <text:p>0.8384855317826299</text:p>
          </table:table-cell>
          <table:table-cell office:value-type="float" office:value="0.8280267070373988">
            <text:p>0.8280267070373988</text:p>
          </table:table-cell>
          <table:table-cell office:value-type="float" office:value="0.29325122748925825">
            <text:p>0.29325122748925825</text:p>
          </table:table-cell>
          <table:table-cell office:value-type="float" office:value="74.0">
            <text:p>74.0</text:p>
          </table:table-cell>
          <table:table-cell office:value-type="float" office:value="-9.0">
            <text:p>-9.0</text:p>
          </table:table-cell>
          <table:table-cell office:value-type="float" office:value="0.1">
            <text:p>0.1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string" office:value="Male">
            <text:p>Male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string" office:value="20-05-2023T12-23-00">
            <text:p>20-05-2023T12-23-00</text:p>
          </table:table-cell>
          <table:table-cell office:value-type="float" office:value="0.5806293101735611">
            <text:p>0.5806293101735611</text:p>
          </table:table-cell>
          <table:table-cell office:value-type="float" office:value="0.12647683910892515">
            <text:p>0.126476839108925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4364986031911521">
            <text:p>0.4364986031911521</text:p>
          </table:table-cell>
          <table:table-cell office:value-type="float" office:value="0.26200470600965775">
            <text:p>0.26200470600965775</text:p>
          </table:table-cell>
          <table:table-cell office:value-type="float" office:value="0.7021490015166731">
            <text:p>0.7021490015166731</text:p>
          </table:table-cell>
          <table:table-cell office:value-type="float" office:value="0.10296493102543647">
            <text:p>0.10296493102543647</text:p>
          </table:table-cell>
          <table:table-cell office:value-type="float" office:value="0.1296631590164481">
            <text:p>0.1296631590164481</text:p>
          </table:table-cell>
          <table:table-cell office:value-type="float" office:value="0.9648028621637338">
            <text:p>0.9648028621637338</text:p>
          </table:table-cell>
          <table:table-cell office:value-type="float" office:value="0.9920233924016486">
            <text:p>0.9920233924016486</text:p>
          </table:table-cell>
          <table:table-cell office:value-type="float" office:value="88.0">
            <text:p>88.0</text:p>
          </table:table-cell>
          <table:table-cell office:value-type="float" office:value="-81.0">
            <text:p>-81.0</text:p>
          </table:table-cell>
          <table:table-cell office:value-type="float" office:value="0.2">
            <text:p>0.2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0.0">
            <text:p/>
          </table:table-cell>
          <table:table-cell office:value-type="string" office:value="Male">
            <text:p>Male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string" office:value="20-05-2023T12-23-01">
            <text:p>20-05-2023T12-23-01</text:p>
          </table:table-cell>
          <table:table-cell office:value-type="float" office:value="0.6808595343379119">
            <text:p>0.6808595343379119</text:p>
          </table:table-cell>
          <table:table-cell office:value-type="float" office:value="0.9541901378777046">
            <text:p>0.954190137877704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5585218404958532">
            <text:p>0.5585218404958532</text:p>
          </table:table-cell>
          <table:table-cell office:value-type="float" office:value="0.31710294543605333">
            <text:p>0.31710294543605333</text:p>
          </table:table-cell>
          <table:table-cell office:value-type="float" office:value="0.9942465104977489">
            <text:p>0.9942465104977489</text:p>
          </table:table-cell>
          <table:table-cell office:value-type="float" office:value="0.7256749621182762">
            <text:p>0.7256749621182762</text:p>
          </table:table-cell>
          <table:table-cell office:value-type="float" office:value="0.5775169490303856">
            <text:p>0.5775169490303856</text:p>
          </table:table-cell>
          <table:table-cell office:value-type="float" office:value="0.7158574052855308">
            <text:p>0.7158574052855308</text:p>
          </table:table-cell>
          <table:table-cell office:value-type="float" office:value="0.3423602561236586">
            <text:p>0.3423602561236586</text:p>
          </table:table-cell>
          <table:table-cell office:value-type="float" office:value="74.0">
            <text:p>74.0</text:p>
          </table:table-cell>
          <table:table-cell office:value-type="float" office:value="-41.0">
            <text:p>-41.0</text:p>
          </table:table-cell>
          <table:table-cell office:value-type="float" office:value="0.1">
            <text:p>0.1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0.0">
            <text:p/>
          </table:table-cell>
          <table:table-cell office:value-type="string" office:value="Male">
            <text:p>Male</text:p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string" office:value="20-05-2023T12-23-02">
            <text:p>20-05-2023T12-23-02</text:p>
          </table:table-cell>
          <table:table-cell office:value-type="float" office:value="0.459749526907536">
            <text:p>0.459749526907536</text:p>
          </table:table-cell>
          <table:table-cell office:value-type="float" office:value="0.7640350510634519">
            <text:p>0.764035051063451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9787278044646918">
            <text:p>0.9787278044646918</text:p>
          </table:table-cell>
          <table:table-cell office:value-type="float" office:value="0.728399784438916">
            <text:p>0.728399784438916</text:p>
          </table:table-cell>
          <table:table-cell office:value-type="float" office:value="0.5480408901331617">
            <text:p>0.5480408901331617</text:p>
          </table:table-cell>
          <table:table-cell office:value-type="float" office:value="0.6730406857118886">
            <text:p>0.6730406857118886</text:p>
          </table:table-cell>
          <table:table-cell office:value-type="float" office:value="0.8118273054849969">
            <text:p>0.8118273054849969</text:p>
          </table:table-cell>
          <table:table-cell office:value-type="float" office:value="0.6461117867992058">
            <text:p>0.6461117867992058</text:p>
          </table:table-cell>
          <table:table-cell office:value-type="float" office:value="0.10645372396806008">
            <text:p>0.10645372396806008</text:p>
          </table:table-cell>
          <table:table-cell office:value-type="float" office:value="83.0">
            <text:p>83.0</text:p>
          </table:table-cell>
          <table:table-cell office:value-type="float" office:value="-9.0">
            <text:p>-9.0</text:p>
          </table:table-cell>
          <table:table-cell office:value-type="float" office:value="0.2">
            <text:p>0.2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string" office:value="Male">
            <text:p>Male</text:p>
          </table:table-cell>
        </table:table-row>
        <table:table-row>
          <table:table-cell table:style-name="pd1" office:value-type="float" office:value="10">
            <text:p>10</text:p>
          </table:table-cell>
          <table:table-cell office:value-type="string" office:value="20-05-2023T12-23-03">
            <text:p>20-05-2023T12-23-03</text:p>
          </table:table-cell>
          <table:table-cell office:value-type="float" office:value="0.2695406903160018">
            <text:p>0.2695406903160018</text:p>
          </table:table-cell>
          <table:table-cell office:value-type="float" office:value="0.3433536880661342">
            <text:p>0.343353688066134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4307967556119624">
            <text:p>0.4307967556119624</text:p>
          </table:table-cell>
          <table:table-cell office:value-type="float" office:value="0.13130537066094117">
            <text:p>0.13130537066094117</text:p>
          </table:table-cell>
          <table:table-cell office:value-type="float" office:value="0.47623942055642177">
            <text:p>0.47623942055642177</text:p>
          </table:table-cell>
          <table:table-cell office:value-type="float" office:value="0.48362762716952357">
            <text:p>0.48362762716952357</text:p>
          </table:table-cell>
          <table:table-cell office:value-type="float" office:value="0.36973147011546514">
            <text:p>0.36973147011546514</text:p>
          </table:table-cell>
          <table:table-cell office:value-type="float" office:value="0.2611171042589028">
            <text:p>0.2611171042589028</text:p>
          </table:table-cell>
          <table:table-cell office:value-type="float" office:value="0.3873687609966231">
            <text:p>0.3873687609966231</text:p>
          </table:table-cell>
          <table:table-cell office:value-type="float" office:value="95.0">
            <text:p>95.0</text:p>
          </table:table-cell>
          <table:table-cell office:value-type="float" office:value="-93.0">
            <text:p>-93.0</text:p>
          </table:table-cell>
          <table:table-cell office:value-type="float" office:value="0.1">
            <text:p>0.1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0.0">
            <text:p/>
          </table:table-cell>
          <table:table-cell office:value-type="string" office:value="Male">
            <text:p>Male</text:p>
          </table:table-cell>
        </table:table-row>
        <table:table-row>
          <table:table-cell table:style-name="pd1" office:value-type="float" office:value="11">
            <text:p>11</text:p>
          </table:table-cell>
          <table:table-cell office:value-type="string" office:value="20-05-2023T12-23-05">
            <text:p>20-05-2023T12-23-05</text:p>
          </table:table-cell>
          <table:table-cell office:value-type="float" office:value="0.6996505692211245">
            <text:p>0.6996505692211245</text:p>
          </table:table-cell>
          <table:table-cell office:value-type="float" office:value="0.3573396769416809">
            <text:p>0.357339676941680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8046210446710731">
            <text:p>0.8046210446710731</text:p>
          </table:table-cell>
          <table:table-cell office:value-type="float" office:value="0.5735618270769967">
            <text:p>0.5735618270769967</text:p>
          </table:table-cell>
          <table:table-cell office:value-type="float" office:value="0.9023562608413512">
            <text:p>0.9023562608413512</text:p>
          </table:table-cell>
          <table:table-cell office:value-type="float" office:value="0.9882422655291446">
            <text:p>0.9882422655291446</text:p>
          </table:table-cell>
          <table:table-cell office:value-type="float" office:value="0.5811668603060065">
            <text:p>0.5811668603060065</text:p>
          </table:table-cell>
          <table:table-cell office:value-type="float" office:value="0.2717298999762373">
            <text:p>0.2717298999762373</text:p>
          </table:table-cell>
          <table:table-cell office:value-type="float" office:value="0.9168555257227914">
            <text:p>0.9168555257227914</text:p>
          </table:table-cell>
          <table:table-cell office:value-type="float" office:value="88.0">
            <text:p>88.0</text:p>
          </table:table-cell>
          <table:table-cell office:value-type="float" office:value="49.0">
            <text:p>49.0</text:p>
          </table:table-cell>
          <table:table-cell office:value-type="float" office:value="0.1">
            <text:p>0.1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string" office:value="Male">
            <text:p>Male</text:p>
          </table:table-cell>
        </table:table-row>
        <table:table-row>
          <table:table-cell table:style-name="pd1" office:value-type="float" office:value="12">
            <text:p>12</text:p>
          </table:table-cell>
          <table:table-cell office:value-type="string" office:value="20-05-2023T12-23-06">
            <text:p>20-05-2023T12-23-06</text:p>
          </table:table-cell>
          <table:table-cell office:value-type="float" office:value="0.827583200543619">
            <text:p>0.827583200543619</text:p>
          </table:table-cell>
          <table:table-cell office:value-type="float" office:value="0.1449856661526393">
            <text:p>0.144985666152639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7663196411563918">
            <text:p>0.7663196411563918</text:p>
          </table:table-cell>
          <table:table-cell office:value-type="float" office:value="0.7682533080903958">
            <text:p>0.7682533080903958</text:p>
          </table:table-cell>
          <table:table-cell office:value-type="float" office:value="0.772103627683299">
            <text:p>0.772103627683299</text:p>
          </table:table-cell>
          <table:table-cell office:value-type="float" office:value="0.21848783308815745">
            <text:p>0.21848783308815745</text:p>
          </table:table-cell>
          <table:table-cell office:value-type="float" office:value="0.4024946781609162">
            <text:p>0.4024946781609162</text:p>
          </table:table-cell>
          <table:table-cell office:value-type="float" office:value="0.7712612883938087">
            <text:p>0.7712612883938087</text:p>
          </table:table-cell>
          <table:table-cell office:value-type="float" office:value="0.7137655143707433">
            <text:p>0.7137655143707433</text:p>
          </table:table-cell>
          <table:table-cell office:value-type="float" office:value="93.0">
            <text:p>93.0</text:p>
          </table:table-cell>
          <table:table-cell office:value-type="float" office:value="-40.0">
            <text:p>-40.0</text:p>
          </table:table-cell>
          <table:table-cell office:value-type="float" office:value="0.2">
            <text:p>0.2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0.0">
            <text:p/>
          </table:table-cell>
          <table:table-cell office:value-type="string" office:value="Male">
            <text:p>Male</text:p>
          </table:table-cell>
        </table:table-row>
        <table:table-row>
          <table:table-cell table:style-name="pd1" office:value-type="float" office:value="13">
            <text:p>13</text:p>
          </table:table-cell>
          <table:table-cell office:value-type="string" office:value="20-05-2023T12-23-07">
            <text:p>20-05-2023T12-23-07</text:p>
          </table:table-cell>
          <table:table-cell office:value-type="float" office:value="0.5066464175069184">
            <text:p>0.5066464175069184</text:p>
          </table:table-cell>
          <table:table-cell office:value-type="float" office:value="0.7110057845356913">
            <text:p>0.71100578453569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1469794108100786">
            <text:p>0.1469794108100786</text:p>
          </table:table-cell>
          <table:table-cell office:value-type="float" office:value="0.5670398247431935">
            <text:p>0.5670398247431935</text:p>
          </table:table-cell>
          <table:table-cell office:value-type="float" office:value="0.834569739254364">
            <text:p>0.834569739254364</text:p>
          </table:table-cell>
          <table:table-cell office:value-type="float" office:value="0.5316312992479452">
            <text:p>0.5316312992479452</text:p>
          </table:table-cell>
          <table:table-cell office:value-type="float" office:value="0.47042117733120214">
            <text:p>0.47042117733120214</text:p>
          </table:table-cell>
          <table:table-cell office:value-type="float" office:value="0.2303241196472925">
            <text:p>0.2303241196472925</text:p>
          </table:table-cell>
          <table:table-cell office:value-type="float" office:value="0.9256667378333611">
            <text:p>0.9256667378333611</text:p>
          </table:table-cell>
          <table:table-cell office:value-type="float" office:value="61.0">
            <text:p>61.0</text:p>
          </table:table-cell>
          <table:table-cell office:value-type="float" office:value="-96.0">
            <text:p>-96.0</text:p>
          </table:table-cell>
          <table:table-cell office:value-type="float" office:value="0.2">
            <text:p>0.2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string" office:value="Male">
            <text:p>Male</text:p>
          </table:table-cell>
        </table:table-row>
        <table:table-row>
          <table:table-cell table:style-name="pd1" office:value-type="float" office:value="14">
            <text:p>14</text:p>
          </table:table-cell>
          <table:table-cell office:value-type="string" office:value="20-05-2023T12-23-08">
            <text:p>20-05-2023T12-23-08</text:p>
          </table:table-cell>
          <table:table-cell office:value-type="float" office:value="0.01686459355372627">
            <text:p>0.01686459355372627</text:p>
          </table:table-cell>
          <table:table-cell office:value-type="float" office:value="0.0721658250188758">
            <text:p>0.072165825018875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15730981573927172">
            <text:p>0.15730981573927172</text:p>
          </table:table-cell>
          <table:table-cell office:value-type="float" office:value="0.4385899527515893">
            <text:p>0.4385899527515893</text:p>
          </table:table-cell>
          <table:table-cell office:value-type="float" office:value="0.43171748782334973">
            <text:p>0.43171748782334973</text:p>
          </table:table-cell>
          <table:table-cell office:value-type="float" office:value="0.7389062446084835">
            <text:p>0.7389062446084835</text:p>
          </table:table-cell>
          <table:table-cell office:value-type="float" office:value="0.8920155019984894">
            <text:p>0.8920155019984894</text:p>
          </table:table-cell>
          <table:table-cell office:value-type="float" office:value="0.3141514691817713">
            <text:p>0.3141514691817713</text:p>
          </table:table-cell>
          <table:table-cell office:value-type="float" office:value="0.8469598363327984">
            <text:p>0.8469598363327984</text:p>
          </table:table-cell>
          <table:table-cell office:value-type="float" office:value="81.0">
            <text:p>81.0</text:p>
          </table:table-cell>
          <table:table-cell office:value-type="float" office:value="89.0">
            <text:p>89.0</text:p>
          </table:table-cell>
          <table:table-cell office:value-type="float" office:value="0.2">
            <text:p>0.2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string" office:value="Male">
            <text:p>Mal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